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Liberation Serif" fo:font-size="20pt" officeooo:rsid="0015c298" officeooo:paragraph-rsid="0015c298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Liberation Serif" fo:font-size="20pt" officeooo:rsid="0015c298" officeooo:paragraph-rsid="0015c298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color="#c9211e" loext:opacity="100%" style:font-name="Liberation Serif" fo:font-size="20pt" officeooo:rsid="00214971" officeooo:paragraph-rsid="00214971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Liberation Serif" fo:font-size="16pt" officeooo:rsid="0015c298" officeooo:paragraph-rsid="0015c298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color="#c9211e" loext:opacity="100%" style:font-name="Liberation Serif" fo:font-size="18pt" officeooo:rsid="00214971" officeooo:paragraph-rsid="00214971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Liberation Serif" fo:font-size="16pt" officeooo:rsid="0015c298" officeooo:paragraph-rsid="0015c298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Liberation Serif" fo:font-size="16pt" officeooo:paragraph-rsid="0015c298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Liberation Serif" fo:font-size="16pt" officeooo:rsid="0019c68b" officeooo:paragraph-rsid="0019c68b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Liberation Serif" fo:font-size="16pt" officeooo:rsid="0016bb9f" officeooo:paragraph-rsid="0016bb9f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Liberation Serif" fo:font-size="16pt" officeooo:rsid="0019c9bc" officeooo:paragraph-rsid="0019c9bc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Liberation Serif" fo:font-size="16pt" officeooo:rsid="001a030f" officeooo:paragraph-rsid="001a030f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Liberation Serif" fo:font-size="16pt" officeooo:rsid="001cd58b" officeooo:paragraph-rsid="001cd58b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Liberation Serif" fo:font-size="18pt" officeooo:rsid="0015c298" officeooo:paragraph-rsid="0015c298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Liberation Serif" fo:font-size="18pt" officeooo:rsid="0019c68b" officeooo:paragraph-rsid="0019c68b" style:font-size-asian="18pt" style:font-size-complex="18pt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Liberation Serif" fo:font-size="18pt" officeooo:rsid="0016bb9f" officeooo:paragraph-rsid="0016bb9f" style:font-size-asian="18pt" style:font-size-complex="18pt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Liberation Serif" fo:font-size="18pt" officeooo:rsid="0016bb9f" officeooo:paragraph-rsid="0019c9bc" style:font-size-asian="18pt" style:font-size-complex="18pt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Liberation Serif" fo:font-size="18pt" officeooo:rsid="0016bb9f" officeooo:paragraph-rsid="001d892e" style:font-size-asian="18pt" style:font-size-complex="18pt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Liberation Serif" fo:font-size="18pt" officeooo:rsid="001a030f" officeooo:paragraph-rsid="001a030f" style:font-size-asian="18pt" style:font-size-complex="18pt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Liberation Serif" fo:font-size="18pt" officeooo:rsid="001cd58b" officeooo:paragraph-rsid="001cd58b" style:font-size-asian="18pt" style:font-size-complex="18pt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erif" fo:font-size="18pt" officeooo:paragraph-rsid="0015c298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Liberation Serif" fo:font-size="18pt" officeooo:paragraph-rsid="0016bb9f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Liberation Serif" fo:font-size="18pt" officeooo:paragraph-rsid="0019c9bc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Liberation Serif" fo:font-size="18pt" officeooo:paragraph-rsid="001a030f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Liberation Serif" fo:font-size="18pt" officeooo:paragraph-rsid="001cd58b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paragraph-rsid="00173e71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paragraph-rsid="0015c298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paragraph-rsid="0016bb9f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paragraph-rsid="001cd58b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paragraph-rsid="001f26b1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rsid="00173e71" officeooo:paragraph-rsid="00173e71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rsid="0018cf4d" officeooo:paragraph-rsid="0018cf4d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rsid="0015c298" officeooo:paragraph-rsid="0015c298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rsid="0016bb9f" officeooo:paragraph-rsid="0016bb9f" style:font-size-asian="14pt" style:font-size-complex="14pt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rsid="0016bb9f" officeooo:paragraph-rsid="001d892e" style:font-size-asian="14pt" style:font-size-complex="14pt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rsid="0016bb9f" officeooo:paragraph-rsid="001f26b1" style:font-size-asian="14pt" style:font-size-complex="14pt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rsid="001cd58b" officeooo:paragraph-rsid="001cd58b" style:font-size-asian="14pt" style:font-size-complex="14pt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rsid="001fe5aa" officeooo:paragraph-rsid="001fe5aa" style:font-size-asian="14pt" style:font-size-complex="14pt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19c68b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19c9bc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Liberation Serif" officeooo:rsid="0019c68b" officeooo:paragraph-rsid="0019c68b"/>
    </style:style>
    <style:style style:name="P41" style:family="paragraph" style:parent-style-name="Text_20_body">
      <style:paragraph-properties fo:margin-left="0cm" fo:margin-right="0.159cm" fo:text-indent="0cm" style:auto-text-indent="false"/>
      <style:text-properties style:font-name="Liberation Serif"/>
    </style:style>
    <style:style style:name="P42" style:family="paragraph" style:parent-style-name="Text_20_body">
      <style:paragraph-properties fo:margin-left="0cm" fo:margin-top="0cm" fo:margin-bottom="0cm" style:contextual-spacing="false"/>
      <style:text-properties style:font-name="Liberation Serif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4pt" fo:letter-spacing="normal" fo:font-style="normal" fo:font-weight="normal" officeooo:paragraph-rsid="0015c298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4pt" fo:letter-spacing="normal" fo:font-style="normal" fo:font-weight="normal" officeooo:paragraph-rsid="0016bb9f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4pt" fo:letter-spacing="normal" fo:font-style="normal" fo:font-weight="normal" officeooo:rsid="0019c9bc" officeooo:paragraph-rsid="0019c9bc" style:font-size-asian="14pt" style:font-size-complex="14pt" loext:padding="0cm" loext:border="none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9c68b" officeooo:paragraph-rsid="0019c68b" loext:padding="0cm" loext:border="none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9c68b" officeooo:paragraph-rsid="0015c298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9c9bc" officeooo:paragraph-rsid="0019c9bc" loext:padding="0cm" loext:border="none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9c9bc" officeooo:paragraph-rsid="0019c68b" loext:padding="0cm" loext:border="none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6pt" fo:letter-spacing="normal" fo:font-style="normal" fo:font-weight="normal" officeooo:rsid="0019c9bc" officeooo:paragraph-rsid="0019c9bc" style:font-size-asian="16pt" style:font-size-complex="16pt" loext:padding="0cm" loext:border="none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rsid="0016bb9f" officeooo:paragraph-rsid="001f26b1" style:font-size-asian="14pt" style:font-size-complex="14pt"/>
    </style:style>
    <style:style style:name="P52" style:family="paragraph" style:parent-style-name="Text_20_body" style:list-style-name="L1">
      <style:paragraph-properties fo:margin-left="0cm" fo:margin-right="0cm" fo:margin-top="0.265cm" fo:margin-bottom="0.529cm" style:contextual-spacing="false" fo:orphans="2" fo:widows="2" fo:text-indent="0cm" style:auto-text-indent="false" fo:padding="0cm" fo:border="none"/>
      <style:text-properties fo:color="#000000" loext:opacity="100%" style:font-name="Liberation Serif"/>
    </style:style>
    <style:style style:name="T1" style:family="text">
      <style:text-properties officeooo:rsid="0015c298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size="16pt" style:font-size-asian="16pt" style:font-size-complex="16pt"/>
    </style:style>
    <style:style style:name="T4" style:family="text">
      <style:text-properties officeooo:rsid="0016bb9f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fo:font-weight="normal" officeooo:rsid="0015c298"/>
    </style:style>
    <style:style style:name="T7" style:family="text">
      <style:text-properties fo:font-variant="normal" fo:text-transform="none" fo:letter-spacing="normal" fo:font-style="normal" fo:font-weight="normal" officeooo:rsid="00173e71"/>
    </style:style>
    <style:style style:name="T8" style:family="text">
      <style:text-properties fo:font-variant="normal" fo:text-transform="none" fo:letter-spacing="normal" fo:font-style="normal" fo:font-weight="normal" officeooo:rsid="0019c68b"/>
    </style:style>
    <style:style style:name="T9" style:family="text">
      <style:text-properties fo:font-variant="normal" fo:text-transform="none" fo:letter-spacing="normal" fo:font-style="normal" fo:font-weight="normal" officeooo:rsid="0019c68b" loext:padding="0cm" loext:border="none"/>
    </style:style>
    <style:style style:name="T10" style:family="text">
      <style:text-properties fo:font-variant="normal" fo:text-transform="none" fo:letter-spacing="normal" fo:font-style="normal" fo:font-weight="normal" loext:padding="0cm" loext:border="none"/>
    </style:style>
    <style:style style:name="T11" style:family="text">
      <style:text-properties fo:font-variant="normal" fo:text-transform="none" fo:letter-spacing="normal" fo:font-style="normal" fo:font-weight="normal" officeooo:rsid="0019c9bc" loext:padding="0cm" loext:border="none"/>
    </style:style>
    <style:style style:name="T12" style:family="text">
      <style:text-properties fo:font-variant="normal" fo:text-transform="none" fo:color="#c3c6d6" loext:opacity="100%" fo:font-size="12pt" fo:letter-spacing="normal" fo:font-style="normal" fo:font-weight="normal"/>
    </style:style>
    <style:style style:name="T13" style:family="text">
      <style:text-properties fo:font-variant="normal" fo:text-transform="none" fo:color="#000000" loext:opacity="100%" fo:font-size="12pt" fo:letter-spacing="normal" fo:font-style="normal" fo:font-weight="normal" officeooo:rsid="0019c9bc" loext:padding="0cm" loext:border="none"/>
    </style:style>
    <style:style style:name="T14" style:family="text">
      <style:text-properties fo:font-variant="normal" fo:text-transform="none" fo:font-size="14pt" fo:letter-spacing="normal" fo:font-style="normal" fo:font-weight="normal" style:font-size-asian="14pt" style:font-size-complex="14pt"/>
    </style:style>
    <style:style style:name="T15" style:family="text">
      <style:text-properties fo:font-variant="normal" fo:text-transform="none" fo:font-size="14pt" fo:letter-spacing="normal" fo:font-style="normal" fo:font-weight="normal" officeooo:rsid="0019c68b" style:font-size-asian="14pt" style:font-size-complex="14pt"/>
    </style:style>
    <style:style style:name="T16" style:family="text">
      <style:text-properties fo:font-variant="normal" fo:text-transform="none" fo:font-size="14pt" fo:letter-spacing="normal" fo:font-style="normal" fo:font-weight="normal" style:font-size-asian="14pt" style:font-size-complex="14pt" loext:padding="0cm" loext:border="none"/>
    </style:style>
    <style:style style:name="T17" style:family="text">
      <style:text-properties fo:font-variant="normal" fo:text-transform="none" fo:font-size="14pt" fo:letter-spacing="normal" fo:font-style="normal" fo:font-weight="normal" officeooo:rsid="0019c9bc" style:font-size-asian="14pt" style:font-size-complex="14pt" loext:padding="0cm" loext:border="none"/>
    </style:style>
    <style:style style:name="T18" style:family="text">
      <style:text-properties fo:font-variant="normal" fo:text-transform="none" fo:font-size="14pt" fo:letter-spacing="normal" fo:font-style="normal" fo:font-weight="normal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font-size="12pt" fo:letter-spacing="normal" fo:font-style="normal" fo:font-weight="normal"/>
    </style:style>
    <style:style style:name="T20" style:family="text">
      <style:text-properties fo:font-variant="normal" fo:text-transform="none" fo:font-size="12pt" fo:letter-spacing="normal" fo:font-style="normal" fo:font-weight="normal" officeooo:rsid="0019c68b"/>
    </style:style>
    <style:style style:name="T21" style:family="text">
      <style:text-properties fo:font-variant="normal" fo:text-transform="none" fo:font-size="12pt" fo:letter-spacing="normal" fo:font-style="normal" fo:font-weight="normal" officeooo:rsid="0019c68b" loext:padding="0cm" loext:border="none"/>
    </style:style>
    <style:style style:name="T22" style:family="text">
      <style:text-properties fo:font-variant="normal" fo:text-transform="none" fo:font-size="12pt" fo:letter-spacing="normal" fo:font-style="normal" fo:font-weight="normal" loext:padding="0cm" loext:border="none"/>
    </style:style>
    <style:style style:name="T23" style:family="text">
      <style:text-properties fo:font-variant="normal" fo:text-transform="none" fo:font-size="12pt" fo:letter-spacing="normal" fo:font-style="normal" fo:font-weight="normal" officeooo:rsid="0019c9bc" loext:padding="0cm" loext:border="none"/>
    </style:style>
    <style:style style:name="T24" style:family="text">
      <style:text-properties fo:font-variant="normal" fo:text-transform="none" fo:font-size="16pt" fo:letter-spacing="normal" fo:font-style="normal" fo:font-weight="normal" officeooo:rsid="0019c68b" style:font-size-asian="16pt" style:font-size-complex="16pt" loext:padding="0cm" loext:border="none"/>
    </style:style>
    <style:style style:name="T25" style:family="text">
      <style:text-properties officeooo:rsid="0018cf4d"/>
    </style:style>
    <style:style style:name="T26" style:family="text">
      <style:text-properties officeooo:rsid="0015c298" style:font-size-asian="18pt" style:font-size-complex="18pt"/>
    </style:style>
    <style:style style:name="T27" style:family="text">
      <style:text-properties officeooo:rsid="0016bb9f" style:font-size-asian="18pt" style:font-size-complex="18pt"/>
    </style:style>
    <style:style style:name="T28" style:family="text">
      <style:text-properties officeooo:rsid="0019c9bc" style:font-size-asian="18pt" style:font-size-complex="18pt"/>
    </style:style>
    <style:style style:name="T29" style:family="text">
      <style:text-properties officeooo:rsid="001a030f" style:font-size-asian="18pt" style:font-size-complex="18pt"/>
    </style:style>
    <style:style style:name="T30" style:family="text">
      <style:text-properties officeooo:rsid="001cd58b" style:font-size-asian="18pt" style:font-size-complex="18pt"/>
    </style:style>
    <style:style style:name="T31" style:family="text">
      <style:text-properties officeooo:rsid="0019c68b"/>
    </style:style>
    <style:style style:name="T32" style:family="text">
      <style:text-properties officeooo:rsid="0019c9bc"/>
    </style:style>
    <style:style style:name="T33" style:family="text">
      <style:text-properties officeooo:rsid="001a030f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font-size="14pt" officeooo:rsid="0018cf4d" style:font-size-asian="14pt" style:font-size-complex="14pt"/>
    </style:style>
    <style:style style:name="T36" style:family="text">
      <style:text-properties fo:font-size="14pt" officeooo:rsid="0016bb9f" style:font-size-asian="14pt" style:font-size-complex="14pt"/>
    </style:style>
    <style:style style:name="T37" style:family="text">
      <style:text-properties fo:font-size="14pt" officeooo:rsid="0019c9bc" style:font-size-asian="14pt" style:font-size-complex="14pt"/>
    </style:style>
    <style:style style:name="T38" style:family="text">
      <style:text-properties fo:font-size="14pt" officeooo:rsid="001a030f" style:font-size-asian="14pt" style:font-size-complex="14pt"/>
    </style:style>
    <style:style style:name="T39" style:family="text">
      <style:text-properties fo:font-size="14pt" officeooo:rsid="001cd58b" style:font-size-asian="14pt" style:font-size-complex="14pt"/>
    </style:style>
    <style:style style:name="T40" style:family="text">
      <style:text-properties fo:font-size="14pt" officeooo:rsid="001d892e" style:font-size-asian="14pt" style:font-size-complex="14pt"/>
    </style:style>
    <style:style style:name="T41" style:family="text">
      <style:text-properties fo:font-size="14pt" officeooo:rsid="001f26b1" style:font-size-asian="14pt" style:font-size-complex="14pt"/>
    </style:style>
    <style:style style:name="T42" style:family="text">
      <style:text-properties fo:font-size="14pt" officeooo:rsid="001fe5aa" style:font-size-asian="14pt" style:font-size-complex="14pt"/>
    </style:style>
    <style:style style:name="T43" style:family="text">
      <style:text-properties fo:font-size="14pt" fo:font-weight="normal" officeooo:rsid="0016bb9f" style:font-size-asian="14pt" style:font-weight-asian="normal" style:font-size-complex="14pt" style:font-weight-complex="normal"/>
    </style:style>
    <style:style style:name="T44" style:family="text">
      <style:text-properties officeooo:rsid="001cd58b"/>
    </style:style>
    <style:style style:name="T45" style:family="text">
      <style:text-properties officeooo:rsid="001d892e"/>
    </style:style>
    <style:style style:name="T46" style:family="text">
      <style:text-properties officeooo:rsid="001f26b1"/>
    </style:style>
    <style:style style:name="T47" style:family="text">
      <style:text-properties officeooo:rsid="001fe5aa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OFTWARE REQUIREMENTS</text:p>
      <text:p text:style-name="P3">SPECIFICATIONS</text:p>
      <text:p text:style-name="P5">(SRS DOCUMENT)</text:p>
      <text:p text:style-name="P1"/>
      <text:p text:style-name="P3">FOR</text:p>
      <text:p text:style-name="P1"/>
      <text:p text:style-name="P1">AI-Powered Personalized Career Roadmap Chatbot</text:p>
      <text:p text:style-name="P1"/>
      <text:p text:style-name="P4"><text:tab/>Prepared by : </text:p>
      <text:p text:style-name="P2"><text:tab/><text:tab/><text:span text:style-name="T2">- </text:span><text:span text:style-name="T3">Kamlesh prajapati</text:span></text:p>
      <text:p text:style-name="P6"><text:tab/><text:tab/>- Gautam Pankuta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<text:soft-page-break/>1. Introduction</text:p>
      <text:p text:style-name="P13"/>
      <text:p text:style-name="P6">1.1 Purpose</text:p>
      <text:p text:style-name="P13"/>
      <text:p text:style-name="P25"><text:span text:style-name="T6">- AI-powered chatbot for career guidance aims to </text:span><text:span text:style-name="T7">Provide personalized career advice support to user by artificial intelligence to analyze their skills, intrests and goals.</text:span></text:p>
      <text:p text:style-name="P25"><text:span text:style-name="T6"/></text:p>
      <text:p text:style-name="P25"><text:span text:style-name="T6">- </text:span><text:span text:style-name="T5">offering tailored recommendations on potential career paths, job opportunities, skill development needs, and relevant information about different industries, all through a conversational </text:span><text:span text:style-name="T7">interface.</text:span></text:p>
      <text:p text:style-name="P13"/>
      <text:p text:style-name="P6">1.2 Scope</text:p>
      <text:p text:style-name="P13"/>
      <text:p text:style-name="P30">The chatbot will : </text:p>
      <text:p text:style-name="P30"/>
      <text:p text:style-name="P30">1. <text:span text:style-name="T25">Chatbot will ask user about their current proffesion/Future vision.</text:span></text:p>
      <text:p text:style-name="P30"/>
      <text:p text:style-name="P31">2. <text:span text:style-name="T47">Chatbot will memorise previous discussion as buffer memory.</text:span> </text:p>
      <text:p text:style-name="P32"/>
      <text:p text:style-name="P37">3. Chatbot will provide tailored path for further according to details which user passed.</text:p>
      <text:p text:style-name="P32"/>
      <text:p text:style-name="P37">4. In last will ask user feedback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2.System Overview<text:line-break/></text:p>
      <text:p text:style-name="P6">2.1 Key Components</text:p>
      <text:p text:style-name="P13"/>
      <text:p text:style-name="P13"><text:tab/><text:span text:style-name="T34">- </text:span><text:span text:style-name="T35">Frontend (Strea</text:span><text:span text:style-name="T41">m</text:span><text:span text:style-name="T35">lit) :</text:span></text:p>
      <text:p text:style-name="P32"><text:tab/>A web-based UI where users can input queries.</text:p>
      <text:p text:style-name="P32"/>
      <text:p text:style-name="P32"><text:tab/>- <text:span text:style-name="T25">Language Model(GROQ) : </text:span></text:p>
      <text:p text:style-name="P32"><text:tab/>Uses models like Llama3-8b-8192, Llama7b, and Llama13b for natural <text:tab/>language understanding.</text:p>
      <text:p text:style-name="P32"/>
      <text:p text:style-name="P32"><text:tab/>- <text:span text:style-name="T46">Agent &amp; </text:span>Retrieval Pipeline:</text:p>
      <text:p text:style-name="P32"><text:tab/>The RAG pipeline combines embeddings and document <text:tab/>chunks for accurate <text:tab/>question answering.</text:p>
      <text:p text:style-name="P32"/>
      <text:p text:style-name="P26"><text:span text:style-name="T1"><text:tab/>- </text:span><text:span text:style-name="T25">Prompting :</text:span></text:p>
      <text:p text:style-name="P26"><text:span text:style-name="T1"><text:tab/></text:span><text:span text:style-name="T25">A Prompt acts as the guiding instruction that directs the Ai to provide relevant <text:tab/>and personalized careetr advice based on the user’s specific situation.</text:span></text:p>
      <text:p text:style-name="P13"><text:tab/></text:p>
      <text:p text:style-name="P13"/>
      <text:p text:style-name="P13">2.2 Data Flow</text:p>
      <text:p text:style-name="P13"/>
      <text:p text:style-name="P6">- <text:span text:style-name="T31">User Interaction :</text:span></text:p>
      <text:p text:style-name="P20"><text:span text:style-name="T26"><text:tab/></text:span><text:span text:style-name="T14">User initiates a conversation by asking a question about their career, such as </text:span><text:span text:style-name="T15">`<text:tab/></text:span><text:span text:style-name="T14">"What career paths are suitable for someone with <text:tab/>my skills?"</text:span></text:p>
      <text:p text:style-name="P26"><text:span text:style-name="T5"/></text:p>
      <text:p text:style-name="P43"><text:tab/>The chatbot collects additional information through prompts, like education <text:tab/>level, interests, skills, and desired work environment. </text:p>
      <text:p text:style-name="P20"><text:span text:style-name="T19"/></text:p>
      <text:p text:style-name="P20"><text:span text:style-name="T19"/></text:p>
      <text:p text:style-name="P7"><text:span text:style-name="T5">- </text:span><text:span text:style-name="T8">Data Analysis and Matching :</text:span></text:p>
      <text:p text:style-name="P20"><text:span text:style-name="T20"/></text:p>
      <text:p text:style-name="P20"><text:span text:style-name="T20"><text:tab/></text:span><text:span text:style-name="T15">The chatbot accesses its knowledge base, which contains information about <text:tab/>various careers, required skills, education levels.</text:span></text:p>
      <text:p text:style-name="P20"><text:span text:style-name="T15"/></text:p>
      <text:p text:style-name="P26"><text:span text:style-name="T8"><text:tab/></text:span><text:span text:style-name="T9">It analyzes the user's input against the knowledge base to find <text:tab/>relevant career <text:tab/>pathways that align with their stated interests and skills. </text:span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8"><text:span text:style-name="T10"/></text:p>
      <text:p text:style-name="P8"><text:soft-page-break/><text:span text:style-name="T10">- personalized Recommedations :</text:span></text:p>
      <text:p text:style-name="P40"><text:span text:style-name="T22"/></text:p>
      <text:p text:style-name="P38"><text:span text:style-name="T21"><text:tab/></text:span><text:span text:style-name="T16">Based on the analysis, the chatbot generates a list of potential career options, <text:tab/>providing detailed information about each path, including related job titles, <text:tab/>necessary qualifications, and potential career progression. </text:span></text:p>
      <text:p text:style-name="P40"><text:span text:style-name="T22"/></text:p>
      <text:p text:style-name="P46"><text:tab/></text:p>
      <text:p text:style-name="P8"><text:span text:style-name="T10">- </text:span><text:span text:style-name="T11">Response Generation :</text:span></text:p>
      <text:p text:style-name="P40"><text:span text:style-name="T23"/></text:p>
      <text:p text:style-name="P38"><text:span text:style-name="T23"><text:tab/></text:span><text:span text:style-name="T17">The chatbot presents the recommendations to the user in a clear and <text:tab/>understandable format.</text:span></text:p>
      <text:p text:style-name="P38"><text:span text:style-name="T23"/></text:p>
      <text:p text:style-name="P38"><text:span text:style-name="T23"/></text:p>
      <text:p text:style-name="P50">- Feedback :</text:p>
      <text:p text:style-name="P39"><text:span text:style-name="T23"/></text:p>
      <text:p text:style-name="P45"><text:tab/>The chatbot may ask for user feedback on the provided recommendations to <text:tab/>further refine its knowledge base and improve future responses. </text:p>
      <text:p text:style-name="P41"><text:line-break/><text:span text:style-name="T13"/></text:p>
      <text:p text:style-name="P48"><text:tab/></text:p>
      <text:p text:style-name="P48"><text:tab/> <text:s/></text:p>
      <text:p text:style-name="P40"><text:span text:style-name="T23"/></text:p>
      <text:p text:style-name="P49"><text:tab/></text:p>
      <text:p text:style-name="P40"><text:span text:style-name="T22"/></text:p>
      <text:list text:style-name="L1">
        <text:list-header>
          <text:p text:style-name="P52"/>
        </text:list-header>
      </text:list>
      <text:p text:style-name="P42"/>
      <text:p text:style-name="P20"><text:span text:style-name="T20"/></text:p>
      <text:p text:style-name="P20"><text:span text:style-name="T20"/></text:p>
      <text:p text:style-name="P47"><text:tab/></text:p>
      <text:p text:style-name="P20"><text:span text:style-name="T19"/></text:p>
      <text:p text:style-name="P13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3.Functional Requirements</text:p>
      <text:p text:style-name="P15"/>
      <text:p text:style-name="P9">3.1 <text:span text:style-name="T32">User Interaction:</text:span></text:p>
      <text:p text:style-name="P21"><text:span text:style-name="T27"><text:tab/></text:span><text:span text:style-name="T36">- </text:span><text:span text:style-name="T14">Allow users to input basic personal information like education level, skills, <text:tab/>interests, work experience to build a personalized <text:tab/>profile for tailored career <text:tab/>advice.</text:span></text:p>
      <text:p text:style-name="P15"/>
      <text:p text:style-name="P9">3.2 <text:span text:style-name="T33">Career Exploration:</text:span></text:p>
      <text:p text:style-name="P21"><text:span text:style-name="T27"><text:tab/></text:span><text:span text:style-name="T36">- </text:span><text:span text:style-name="T14">Provide a detailed descriptions, including job duties, required skills.</text:span></text:p>
      <text:p text:style-name="P33"/>
      <text:p text:style-name="P27"><text:span text:style-name="T4"><text:tab/>- </text:span><text:span text:style-name="T5">Suggest potential career paths based on user profile and interests.</text:span></text:p>
      <text:p text:style-name="P15"/>
      <text:p text:style-name="P9">3.<text:span text:style-name="T32">3</text:span> <text:span text:style-name="T33">Skill Assesment:</text:span></text:p>
      <text:p text:style-name="P21"><text:span text:style-name="T27"><text:tab/></text:span><text:span text:style-name="T36">- </text:span><text:span text:style-name="T14">Ask questions to evaluate a user's current skill set and identify areas for <text:tab/>improvement.</text:span></text:p>
      <text:p text:style-name="P33"/>
      <text:p text:style-name="P27"><text:span text:style-name="T4"><text:tab/>- </text:span><text:span text:style-name="T5">Match skills to relevant career options.</text:span></text:p>
      <text:p text:style-name="P21"><text:span text:style-name="T12"/></text:p>
      <text:p text:style-name="P9">3.<text:span text:style-name="T32">4</text:span> <text:span text:style-name="T33">Education and Guidance</text:span>:</text:p>
      <text:p text:style-name="P21"><text:span text:style-name="T27"><text:tab/></text:span><text:span text:style-name="T36">- </text:span><text:span text:style-name="T14">Suggest relevant educational pathways like degrees, certifications, <text:tab/>or <text:tab/>training programs to achieve desired career goals.</text:span></text:p>
      <text:p text:style-name="P15"/>
      <text:p text:style-name="P10">3.5 <text:span text:style-name="T33">Personalized Recommendations</text:span>:</text:p>
      <text:p text:style-name="P22"><text:span text:style-name="T28"><text:tab/></text:span><text:span text:style-name="T37">- </text:span><text:span text:style-name="T14">Generate tailored career plans with actionable steps based on <text:tab/>user profile and <text:tab/>goals.</text:span></text:p>
      <text:p text:style-name="P16"/>
      <text:p text:style-name="P11">3.6 Career Development Support:</text:p>
      <text:p text:style-name="P23"><text:span text:style-name="T29"><text:tab/></text:span><text:span text:style-name="T38">- </text:span><text:span text:style-name="T14">Provide guidance on resume writing, cover letter crafting, and <text:tab/>networking strategies.</text:span></text:p>
      <text:p text:style-name="P18"/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4. Non-Functional Requirements</text:p>
      <text:p text:style-name="P15"/>
      <text:p text:style-name="P9">4.1 Performance:</text:p>
      <text:p text:style-name="P15"><text:tab/><text:span text:style-name="T34">- Answer generation should </text:span><text:span text:style-name="T42">be arguabaly decent</text:span><text:span text:style-name="T34"> per query.</text:span></text:p>
      <text:p text:style-name="P33"/>
      <text:p text:style-name="P9">4.2 Scalibility:</text:p>
      <text:p text:style-name="P21"><text:span text:style-name="T27"><text:tab/></text:span><text:span text:style-name="T36">- </text:span><text:span text:style-name="T14">Ability to handle a large volume of user queries without performance <text:tab/>degradation.</text:span></text:p>
      <text:p text:style-name="P27"><text:span text:style-name="T5"/></text:p>
      <text:p text:style-name="P44"><text:tab/>- Measures to prevent malicious activity.</text:p>
      <text:p text:style-name="P21"><text:span text:style-name="T19"/></text:p>
      <text:p text:style-name="P9">4.3 Usability:</text:p>
      <text:p text:style-name="P21"><text:span text:style-name="T27"><text:tab/></text:span><text:span text:style-name="T36">-</text:span><text:span text:style-name="T43"> </text:span><text:span text:style-name="T18">Intuitive interface with clear navigation and prompts.</text:span></text:p>
      <text:p text:style-name="P33"/>
      <text:p text:style-name="P33"><text:tab/>- Ensure clear error messages for unsupported file formats or processing</text:p>
      <text:p text:style-name="P33"><text:tab/>issues.</text:p>
      <text:p text:style-name="P15"/>
      <text:p text:style-name="P9">4.4 Security:</text:p>
      <text:p text:style-name="P15"><text:tab/><text:span text:style-name="T34">- Ensure API keys (GROQ) are stored securely.</text:span></text:p>
      <text:p text:style-name="P33"/>
      <text:p text:style-name="P27"><text:span text:style-name="T4"><text:tab/>- </text:span><text:span text:style-name="T5">Measures to prevent unauthorized access and malicious activity.</text:span></text:p>
      <text:p text:style-name="P9"/>
      <text:p text:style-name="P12">4.5 Reliablity:</text:p>
      <text:p text:style-name="P24"><text:span text:style-name="T30"><text:tab/></text:span><text:span text:style-name="T39">- </text:span><text:span text:style-name="T14">Consistent and accurate responses with minimal downtime.</text:span></text:p>
      <text:p text:style-name="P36"/>
      <text:p text:style-name="P28"><text:span text:style-name="T44"><text:tab/>- </text:span><text:span text:style-name="T5">Robust error handling mechanisms to recover from unexpected <text:tab/>situations.</text:span></text:p>
      <text:p text:style-name="P36"/>
      <text:p text:style-name="P12">4.6 Explainability:</text:p>
      <text:p text:style-name="P24"><text:span text:style-name="T30"><text:tab/></text:span><text:span text:style-name="T39">- </text:span><text:span text:style-name="T14">Ability to provide clear reasoning behind career advice and suggestions.</text:span></text:p>
      <text:p text:style-name="P36"/>
      <text:p text:style-name="P28"><text:span text:style-name="T44"><text:tab/>- </text:span><text:span text:style-name="T5">Transparency in the decision-making process of the AI model.</text:span></text:p>
      <text:p text:style-name="P19"/>
      <text:p text:style-name="P19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5 System Design </text:p>
      <text:p text:style-name="P15"/>
      <text:p text:style-name="P9">5.1 User Interface:</text:p>
      <text:p text:style-name="P9"><text:tab/><text:span text:style-name="T34">• A Streamlit web application with:</text:span></text:p>
      <text:p text:style-name="P33"><text:tab/><text:tab/>- Model selection dropdown.</text:p>
      <text:p text:style-name="P33"><text:tab/><text:tab/>- Text input field for queries.</text:p>
      <text:p text:style-name="P9"><text:tab/><text:tab/></text:p>
      <text:p text:style-name="P9">5.2 Backed:</text:p>
      <text:p text:style-name="P9"/>
      <text:p text:style-name="P9"><text:tab/><text:span text:style-name="T34">- </text:span><text:span text:style-name="T39">LLM To Understand user queries, access and process vast amount of career- <text:tab/>related information and generate personalized,contextually relevant response, <text:tab/>effectively acting as a virtual career counselor by providing tailored advise <text:tab/>based on the user’s skills and intrest.</text:span></text:p>
      <text:p text:style-name="P15"/>
      <text:p text:style-name="P15"><text:tab/><text:span text:style-name="T34">- </text:span><text:span text:style-name="T39">GROQ API <text:s/></text:span><text:span text:style-name="T40">fro providing the necessary language processing capabilities to <text:tab/>understand user quaries about careers, generate personalized responses with <text:tab/>relevant information, and deliver fast accurate results thanks to it’s high <text:tab/>performance inference engine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6. Constraints</text:p>
      <text:p text:style-name="P15"><text:tab/><text:span text:style-name="T34">- </text:span><text:span text:style-name="T40">Requires valid GROQ API keys.</text:span></text:p>
      <text:p text:style-name="P35"><text:tab/></text:p>
      <text:p text:style-name="P29"><text:span text:style-name="T4"><text:tab/>- <text:s/></text:span><text:span text:style-name="T5">Ethical concerns and bias in AI decision-making.</text:span></text:p>
      <text:p text:style-name="P35"><text:tab/></text:p>
      <text:p text:style-name="P29"><text:span text:style-name="T4"><text:tab/>- </text:span><text:span text:style-name="T5">Maintaining context and coherence in long conversations.</text:span></text:p>
      <text:p text:style-name="P35"><text:tab/></text:p>
      <text:p text:style-name="P35"><text:tab/>- <text:span text:style-name="T45">knowl</text:span><text:span text:style-name="T47">ed</text:span><text:span text:style-name="T45">ge Dependency on llm model which is used.</text:span></text:p>
      <text:p text:style-name="P15"/>
      <text:p text:style-name="P15">7. Testing and Validation</text:p>
      <text:p text:style-name="P17"><text:tab/><text:span text:style-name="T34">- </text:span><text:span text:style-name="T40">Test with various techniques of prompting </text:span><text:span text:style-name="T42">for </text:span><text:span text:style-name="T40">providing accurate response.</text:span></text:p>
      <text:p text:style-name="P34"/>
      <text:p text:style-name="P34"><text:tab/>- Verify query responses for relevance and correctness.</text:p>
      <text:p text:style-name="P34"/>
      <text:p text:style-name="P34"><text:tab/>- Measure response time and optimize where needed.</text:p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10:18:51.277894880</meta:creation-date>
    <dc:date>2025-03-06T13:14:07.151983832</dc:date>
    <meta:editing-duration>PT3M50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8" meta:paragraph-count="104" meta:word-count="772" meta:character-count="5352" meta:non-whitespace-character-count="4563"/>
  </office:meta>
</office:document-meta>
</file>